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9917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5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5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33613.92" calcext:value-type="float">
            <text:p>33,613.92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5066.2" calcext:value-type="float">
            <text:p>5,066.20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1060027.64" calcext:value-type="float">
            <text:p>1,060,027.64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46283.24" calcext:value-type="float">
            <text:p>46,283.24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33547.99" calcext:value-type="float">
            <text:p>33,547.99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23395.44" calcext:value-type="float">
            <text:p>23,395.44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19781.24" calcext:value-type="float">
            <text:p>19,781.24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8004.49" calcext:value-type="float">
            <text:p>8,004.49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3107" calcext:value-type="float">
            <text:p>3,107.00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17350.4" calcext:value-type="float">
            <text:p>17,350.40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41458.47" calcext:value-type="float">
            <text:p>41,458.47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38634.11" calcext:value-type="float">
            <text:p>38,634.11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970235.66" calcext:value-type="float">
            <text:p>970,235.66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174579.5" calcext:value-type="float">
            <text:p>174,579.50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31421.82" calcext:value-type="float">
            <text:p>31,421.82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53425.46" calcext:value-type="float">
            <text:p>53,425.46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4300" calcext:value-type="string">
            <text:p>0000000000000000000004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174839.37" calcext:value-type="float">
            <text:p>174,839.37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124715.13" calcext:value-type="float">
            <text:p>124,715.13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315785.92" calcext:value-type="float">
            <text:p>315,785.92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35507.08" calcext:value-type="float">
            <text:p>35,507.08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47915.77" calcext:value-type="float">
            <text:p>47,915.77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220488.65" calcext:value-type="float">
            <text:p>220,488.65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7097.16" calcext:value-type="float">
            <text:p>7,097.16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21424.52" calcext:value-type="float">
            <text:p>21,424.52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39229.16" calcext:value-type="float">
            <text:p>39,229.16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37241.75" calcext:value-type="float">
            <text:p>37,241.75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234205.26" calcext:value-type="float">
            <text:p>234,205.26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72169.53" calcext:value-type="float">
            <text:p>72,169.53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594062.17" calcext:value-type="float">
            <text:p>594,062.17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35261.12" calcext:value-type="float">
            <text:p>35,261.12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17240.88" calcext:value-type="float">
            <text:p>17,240.88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135355.77" calcext:value-type="float">
            <text:p>135,355.77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33502.62" calcext:value-type="float">
            <text:p>33,502.62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37487.57" calcext:value-type="float">
            <text:p>37,487.57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7704.05" calcext:value-type="float">
            <text:p>7,704.05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2690.66" calcext:value-type="float">
            <text:p>2,690.66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063914.69" calcext:value-type="float">
            <text:p>1,063,914.69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211410.95" calcext:value-type="float">
            <text:p>211,410.95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11462.29" calcext:value-type="float">
            <text:p>11,462.29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12531.5" calcext:value-type="float">
            <text:p>12,531.50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21018.61" calcext:value-type="float">
            <text:p>21,018.61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70805.28" calcext:value-type="float">
            <text:p>70,805.28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18652.82" calcext:value-type="float">
            <text:p>18,652.82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7678.4" calcext:value-type="float">
            <text:p>7,678.40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 table:number-rows-repeated="86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6-30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JUNIO 2014" calcext:value-type="string">
            <text:p>PROVISION ANTIGUEDAD PRESTACIONES SOCIALES DIARIA JUNI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4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6-30','---','-------------------------','PROVISION ANTIGUEDAD PRESTACIONES SOCIALES DIARIA JUNIO 2014',1,'-','----------','----------',0,0,0,0,'--','SIGESP');" calcext:value-type="string">
            <text:p>INSERT INTO sigesp_cmp VALUES('0001','SCGCMP','0','2014-06-30','---','-------------------------','PROVISION ANTIGUEDAD PRESTACIONES SOCIALES DIARIA JUNI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6:25:26.7342341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6:26:03.424714242</dc:date>
    <dc:creator>Juan Plablo</dc:creator>
    <meta:editing-duration>PT4H36S</meta:editing-duration>
    <meta:editing-cycles>31</meta:editing-cycles>
    <meta:generator>LibreOffice/4.1.4.2$Linux_X86_64 LibreOffice_project/410m0$Build-2</meta:generator>
    <meta:document-statistic meta:table-count="2" meta:cell-count="720" meta:object-count="0"/>
  </office:meta>
</office:document-meta>
</file>